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fo:language="en" fo:country="US" style:text-underline-style="solid" style:text-underline-width="auto" style:text-underline-color="font-color" officeooo:rsid="00198b58" officeooo:paragraph-rsid="00198b58"/>
    </style:style>
    <style:style style:name="P2" style:family="paragraph" style:parent-style-name="Standard">
      <style:paragraph-properties fo:line-height="100%"/>
      <style:text-properties fo:language="en" fo:country="US" style:text-underline-style="solid" style:text-underline-width="auto" style:text-underline-color="font-color" officeooo:rsid="00198b58" officeooo:paragraph-rsid="0027970c"/>
    </style:style>
    <style:style style:name="P3" style:family="paragraph" style:parent-style-name="Standard">
      <style:paragraph-properties fo:line-height="100%"/>
      <style:text-properties fo:language="en" fo:country="US" style:text-underline-style="solid" style:text-underline-width="auto" style:text-underline-color="font-color" officeooo:rsid="00198b58" officeooo:paragraph-rsid="0025a3bd"/>
    </style:style>
    <style:style style:name="P4" style:family="paragraph" style:parent-style-name="Standard">
      <style:paragraph-properties fo:line-height="100%"/>
      <style:text-properties fo:language="en" fo:country="US" style:text-underline-style="solid" style:text-underline-width="auto" style:text-underline-color="font-color" officeooo:rsid="00198b58" officeooo:paragraph-rsid="001a0cf3"/>
    </style:style>
    <style:style style:name="P5" style:family="paragraph" style:parent-style-name="Standard">
      <style:paragraph-properties fo:line-height="100%"/>
      <style:text-properties fo:language="en" fo:country="US" style:text-underline-style="solid" style:text-underline-width="auto" style:text-underline-color="font-color" officeooo:rsid="00198b58" officeooo:paragraph-rsid="0023ecb3"/>
    </style:style>
    <style:style style:name="P6" style:family="paragraph" style:parent-style-name="Standard">
      <style:paragraph-properties fo:line-height="100%"/>
      <style:text-properties fo:language="en" fo:country="US" style:text-underline-style="solid" style:text-underline-width="auto" style:text-underline-color="font-color" officeooo:rsid="00198b58" officeooo:paragraph-rsid="0028a22a"/>
    </style:style>
    <style:style style:name="P7" style:family="paragraph" style:parent-style-name="Standard">
      <style:paragraph-properties fo:line-height="100%"/>
      <style:text-properties fo:language="en" fo:country="US" style:text-underline-style="solid" style:text-underline-width="auto" style:text-underline-color="font-color" officeooo:rsid="00205040" officeooo:paragraph-rsid="00205040"/>
    </style:style>
    <style:style style:name="P8" style:family="paragraph" style:parent-style-name="Standard">
      <style:paragraph-properties fo:line-height="100%"/>
      <style:text-properties fo:language="en" fo:country="US" style:text-underline-style="solid" style:text-underline-width="auto" style:text-underline-color="font-color" officeooo:rsid="0021944a" officeooo:paragraph-rsid="0021944a"/>
    </style:style>
    <style:style style:name="P9" style:family="paragraph" style:parent-style-name="Standard">
      <style:paragraph-properties fo:line-height="100%"/>
      <style:text-properties fo:language="en" fo:country="US" style:text-underline-style="solid" style:text-underline-width="auto" style:text-underline-color="font-color" officeooo:rsid="0021944a" officeooo:paragraph-rsid="002a35a1"/>
    </style:style>
    <style:style style:name="P10" style:family="paragraph" style:parent-style-name="Standard">
      <style:paragraph-properties fo:line-height="100%"/>
      <style:text-properties fo:language="en" fo:country="US" style:text-underline-style="solid" style:text-underline-width="auto" style:text-underline-color="font-color" officeooo:rsid="0021944a" officeooo:paragraph-rsid="002b51b3"/>
    </style:style>
    <style:style style:name="P11" style:family="paragraph" style:parent-style-name="Standard">
      <style:paragraph-properties fo:line-height="100%"/>
      <style:text-properties fo:language="en" fo:country="US" style:text-underline-style="solid" style:text-underline-width="auto" style:text-underline-color="font-color" officeooo:rsid="0021944a" officeooo:paragraph-rsid="002b8688"/>
    </style:style>
    <style:style style:name="P12" style:family="paragraph" style:parent-style-name="Standard">
      <style:paragraph-properties fo:line-height="100%"/>
      <style:text-properties fo:language="en" fo:country="US" style:text-underline-style="solid" style:text-underline-width="auto" style:text-underline-color="font-color" officeooo:rsid="0021944a" officeooo:paragraph-rsid="002dd523"/>
    </style:style>
    <style:style style:name="P13" style:family="paragraph" style:parent-style-name="Standard">
      <style:paragraph-properties fo:line-height="100%"/>
      <style:text-properties fo:language="en" fo:country="US" style:text-underline-style="solid" style:text-underline-width="auto" style:text-underline-color="font-color" officeooo:rsid="0028a22a" officeooo:paragraph-rsid="0028a22a"/>
    </style:style>
    <style:style style:name="P14" style:family="paragraph" style:parent-style-name="Standard">
      <style:paragraph-properties fo:line-height="100%"/>
      <style:text-properties fo:language="en" fo:country="US" style:text-underline-style="solid" style:text-underline-width="auto" style:text-underline-color="font-color" officeooo:rsid="002c1761" officeooo:paragraph-rsid="002c1761"/>
    </style:style>
    <style:style style:name="P15" style:family="paragraph" style:parent-style-name="Standard">
      <style:paragraph-properties fo:line-height="100%"/>
      <style:text-properties fo:language="en" fo:country="US" style:text-underline-style="solid" style:text-underline-width="auto" style:text-underline-color="font-color" officeooo:rsid="002c1761" officeooo:paragraph-rsid="002dd523"/>
    </style:style>
    <style:style style:name="P16" style:family="paragraph" style:parent-style-name="Standard">
      <style:paragraph-properties fo:line-height="100%"/>
      <style:text-properties fo:language="en" fo:country="US" style:text-underline-style="solid" style:text-underline-width="auto" style:text-underline-color="font-color" officeooo:rsid="002dd523" officeooo:paragraph-rsid="002c1761"/>
    </style:style>
    <style:style style:name="P17" style:family="paragraph" style:parent-style-name="Standard">
      <style:paragraph-properties fo:line-height="100%"/>
      <style:text-properties officeooo:paragraph-rsid="0028a22a"/>
    </style:style>
    <style:style style:name="T1" style:family="text">
      <style:text-properties style:text-underline-style="none"/>
    </style:style>
    <style:style style:name="T2" style:family="text">
      <style:text-properties style:text-underline-style="none" officeooo:rsid="0019c0fe"/>
    </style:style>
    <style:style style:name="T3" style:family="text">
      <style:text-properties style:text-underline-style="none" officeooo:rsid="001a0cf3"/>
    </style:style>
    <style:style style:name="T4" style:family="text">
      <style:text-properties style:text-underline-style="none" officeooo:rsid="001ae292"/>
    </style:style>
    <style:style style:name="T5" style:family="text">
      <style:text-properties style:text-underline-style="none" officeooo:rsid="001ce221"/>
    </style:style>
    <style:style style:name="T6" style:family="text">
      <style:text-properties style:text-underline-style="none" officeooo:rsid="001d1e4c"/>
    </style:style>
    <style:style style:name="T7" style:family="text">
      <style:text-properties style:text-underline-style="none" officeooo:rsid="001dfb3a"/>
    </style:style>
    <style:style style:name="T8" style:family="text">
      <style:text-properties style:text-underline-style="none" officeooo:rsid="001e99a7"/>
    </style:style>
    <style:style style:name="T9" style:family="text">
      <style:text-properties style:text-underline-style="none" officeooo:rsid="001ff1f1"/>
    </style:style>
    <style:style style:name="T10" style:family="text">
      <style:text-properties style:text-underline-style="none" officeooo:rsid="00205040"/>
    </style:style>
    <style:style style:name="T11" style:family="text">
      <style:text-properties style:text-underline-style="none" officeooo:rsid="00231df9"/>
    </style:style>
    <style:style style:name="T12" style:family="text">
      <style:text-properties style:text-underline-style="none" officeooo:rsid="0023ecb3"/>
    </style:style>
    <style:style style:name="T13" style:family="text">
      <style:text-properties style:text-underline-style="none" officeooo:rsid="0024112d"/>
    </style:style>
    <style:style style:name="T14" style:family="text">
      <style:text-properties style:text-underline-style="none" officeooo:rsid="0024b89d"/>
    </style:style>
    <style:style style:name="T15" style:family="text">
      <style:text-properties style:text-underline-style="none" officeooo:rsid="0025a3bd"/>
    </style:style>
    <style:style style:name="T16" style:family="text">
      <style:text-properties style:text-underline-style="none" officeooo:rsid="00298e73"/>
    </style:style>
    <style:style style:name="T17" style:family="text">
      <style:text-properties style:text-underline-style="none" officeooo:rsid="002a35a1"/>
    </style:style>
    <style:style style:name="T18" style:family="text">
      <style:text-properties style:text-underline-style="none" officeooo:rsid="002b51b3"/>
    </style:style>
    <style:style style:name="T19" style:family="text">
      <style:text-properties style:text-underline-style="none" officeooo:rsid="002b8688"/>
    </style:style>
    <style:style style:name="T20" style:family="text">
      <style:text-properties style:text-underline-style="none" officeooo:rsid="002c1761"/>
    </style:style>
    <style:style style:name="T21" style:family="text">
      <style:text-properties style:text-underline-style="none" officeooo:rsid="002dd523"/>
    </style:style>
    <style:style style:name="T22" style:family="text">
      <style:text-properties style:text-underline-style="none" officeooo:rsid="002f41d8"/>
    </style:style>
    <style:style style:name="T23" style:family="text">
      <style:text-properties style:text-position="super 58%" style:text-underline-style="none"/>
    </style:style>
    <style:style style:name="T24" style:family="text">
      <style:text-properties style:text-position="0% 100%"/>
    </style:style>
    <style:style style:name="T25" style:family="text">
      <style:text-properties style:font-name="Courier New" fo:font-size="8pt" fo:font-weight="bold" style:font-size-asian="8pt" style:font-weight-asian="bold"/>
    </style:style>
    <style:style style:name="T26" style:family="text">
      <style:text-properties style:font-name="Courier New" fo:font-size="8pt" style:text-underline-style="none" fo:font-weight="bold" officeooo:rsid="001ae292" style:font-size-asian="8pt" style:font-weight-asian="bold"/>
    </style:style>
    <style:style style:name="T27" style:family="text">
      <style:text-properties style:font-name="Courier New" fo:font-size="8pt" style:text-underline-style="none" fo:font-weight="bold" officeooo:rsid="001ff1f1" style:font-size-asian="8pt" style:font-weight-asian="bold"/>
    </style:style>
    <style:style style:name="T28" style:family="text">
      <style:text-properties style:font-name="Courier New" fo:font-size="8pt" fo:font-weight="normal" style:font-size-asian="8pt" style:font-weight-asian="normal"/>
    </style:style>
    <style:style style:name="T29" style:family="text">
      <style:text-properties style:font-name="Courier New" fo:font-size="8pt" fo:language="en" fo:country="US" fo:font-weight="normal" officeooo:rsid="0028a22a" style:font-size-asian="8pt" style:font-weight-asian="normal"/>
    </style:style>
    <style:style style:name="T30" style:family="text">
      <style:text-properties fo:font-style="italic" style:text-underline-style="none" officeooo:rsid="0025a3bd" style:font-style-asian="italic" style:font-style-complex="italic"/>
    </style:style>
    <style:style style:name="T31" style:family="text">
      <style:text-properties fo:font-style="italic" style:text-underline-style="none" officeooo:rsid="0027970c" style:font-style-asian="italic" style:font-style-complex="italic"/>
    </style:style>
    <style:style style:name="T32" style:family="text">
      <style:text-properties fo:font-style="normal" style:text-underline-style="none" officeooo:rsid="0025a3bd" style:font-style-asian="normal" style:font-style-complex="normal"/>
    </style:style>
    <style:style style:name="T33" style:family="text">
      <style:text-properties fo:font-style="normal" style:text-underline-style="none" officeooo:rsid="0027970c"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 Aims</text:p>
      <text:p text:style-name="P1"><text:span text:style-name="T1"/></text:p>
      <text:p text:style-name="P1"><text:span text:style-name="T1">1</text:span><text:span text:style-name="T23">st</text:span><text:span text:style-name="T1"><text:tab/></text:span></text:p>
      <text:p text:style-name="P2"><text:span text:style-name="T1">To perform an multigene analysis of extant </text:span><text:span text:style-name="T2">conifer</text:span><text:span text:style-name="T1"> species in order to </text:span><text:span text:style-name="T2">compare</text:span><text:span text:style-name="T1"> it to the</text:span><text:span text:style-name="T2"> most parsimonious </text:span><text:span text:style-name="T3">tree found by only using the highly conserved Leafy and Needly gene. The difference in my analysis will be inclusion of 18s sequences, which were initially used </text:span><text:span text:style-name="T5">i</text:span><text:span text:style-name="T3">n a previous study </text:span><text:span text:style-name="T5">using 18s rRNA sequences, where it found that it</text:span><text:span text:style-name="T4"> places Gnetum and Ginkgo within the same clade with a low bootstrap value </text:span><text:span text:style-name="T6">(Chaw et al. 1995)</text:span><text:span text:style-name="T4">. <text:s/></text:span><text:span text:style-name="T6">Other more recent u</text:span><text:span text:style-name="T3">sing the Leafy and Needly genes showed a conflicting reports to where </text:span><text:span text:style-name="T4">Gnetum was not a sister taxa to </text:span><text:span text:style-name="T5">Ginkgo and the relationship between these two families is still unclear, </text:span><text:span text:style-name="T6">and without a proper consensus (Lu et al. 2014)</text:span><text:span text:style-name="T5">. </text:span></text:p>
      <text:p text:style-name="P2"><text:span text:style-name="T5"/></text:p>
      <text:p text:style-name="P2"><text:span text:style-name="T15">Both previous studies had out groups that were not seen as appropriate for the taxon sampled in the study – <text:s/></text:span><text:span text:style-name="T30">Angiopteris lygodiifolia</text:span><text:span text:style-name="T32"> </text:span><text:span text:style-name="T33">(</text:span><text:span text:style-name="T32">Lu et al. 2014</text:span><text:span text:style-name="T33">)</text:span><text:span text:style-name="T32"> and</text:span><text:span text:style-name="T30"> </text:span><text:span text:style-name="T31">C</text:span><text:span text:style-name="T30">hlamydomonas reinhardtii </text:span><text:span text:style-name="T31">(Chaw et al. 1995) </text:span><text:span text:style-name="T32">– <text:s/></text:span><text:span text:style-name="T33">due to their large divergence from conifers which could have caused long branch attraction and an improper inference of their relationship. Instead, the Cycads will be used as an out group due to them being one of the most basal tree species and because they also have single copies of the LFY and NDLY genes present in their genome. </text:span></text:p>
      <text:p text:style-name="P3"><text:span text:style-name="T5"/></text:p>
      <text:p text:style-name="P3"><text:span text:style-name="T7">I expected that these results will resolve the positions of Gnetum and Ginkgo within a newly constructed tree using a more appropriate model. </text:span></text:p>
      <text:p text:style-name="P4"><text:span text:style-name="T4"/></text:p>
      <text:p text:style-name="P4"><text:span text:style-name="T4">- </text:span><text:span text:style-name="T8">Retrieve Leafy, Needly, and 18s rRNA sequences from the two previous papers (Lu et al. 2014 and Chaw et al. 1995) from their respective location on the GenBank Nucleotide Archive </text:span><text:span text:style-name="T19">(cite)</text:span><text:span text:style-name="T8">. </text:span></text:p>
      <text:p text:style-name="P4"><text:span text:style-name="T8"/></text:p>
      <text:p text:style-name="P5"><text:span text:style-name="T8">- Perform a Maximum Likelihood GTR + Gamma Distributed analysis with 150 bootstrap replicates with the initial ML tree created by using </text:span><text:span text:style-name="T9">NJ/BioNJ. </text:span><text:span text:style-name="T12">Both alignment and construction will be done in </text:span><text:span text:style-name="T13">the</text:span><text:span text:style-name="T12"> Mega Software Package (cite).</text:span></text:p>
      <text:p text:style-name="P4"><text:span text:style-name="T9"/></text:p>
      <text:p text:style-name="P4"><text:span text:style-name="T9">- </text:span><text:span text:style-name="T10">Compare the resulting to phylogeny to each paper to determine if there is a change in the position of the Gnetum and Ginkgo branches, and also compare the rest of the phylogeny to see if any other branches differ from both paper’s conclusion.</text:span></text:p>
      <text:p text:style-name="P4"><text:span text:style-name="T27"/></text:p>
      <text:p text:style-name="P4"><text:span text:style-name="T26"/></text:p>
      <text:p text:style-name="P7"><text:span text:style-name="T4">2</text:span><text:span text:style-name="T23">nd</text:span><text:span text:style-name="T1"> </text:span></text:p>
      <text:p text:style-name="P9"><text:span text:style-name="T1">After the multigene tree is constructed (using NDLY, LFY, and 18s rRNA genes) the resulting tree will be compared to those found in </text:span><text:span text:style-name="T11">both Lu et al. (2014) and Chaw et al. (1995) using the Hasegawa and Kishino (1989) </text:span><text:span text:style-name="T12">test in order to determine if there is a significant </text:span><text:span text:style-name="T13">statistical </text:span><text:span text:style-name="T12">difference between the tree construct and those found in both papers. </text:span><text:span text:style-name="T17">This is </text:span><text:span text:style-name="T18">expected </text:span><text:span text:style-name="T17">due to the inclusion o</text:span><text:span text:style-name="T18">f</text:span><text:span text:style-name="T17"> more data </text:span><text:span text:style-name="T18">in the analysis, meaning additional genes used, and the use of a proper substitution model for the tree instead of the previous ones used for both trees.</text:span></text:p>
      <text:p text:style-name="P10"><text:span text:style-name="T12">It is expected to see a difference in the tree constructed versus </text:span><text:span text:style-name="T14">those found in the previous papers </text:span><text:span text:style-name="T15">due to the inclusion of three single copy genes which will allow for a more robustly built tree, </text:span><text:span text:style-name="T16">and the exclusion of the </text:span><text:span text:style-name="T17">out groups</text:span><text:span text:style-name="T16"> which may confound the results instead opting to root the tree on the Cycad branch </text:span><text:span text:style-name="T18">due to the plethora of data showing it is the most basal branch on the tree</text:span><text:span text:style-name="T15">. </text:span></text:p>
      <text:p text:style-name="P8"><text:span text:style-name="T15"/></text:p>
      <text:p text:style-name="P8"><text:span text:style-name="T15">- </text:span><text:span text:style-name="T18">Trees from previous studies will be acquired by downloading them from TreeBase (cite) or reconstructed using the data and parameters laid out in their article </text:span><text:span text:style-name="T19">in order to have an accurate representation of their results for further analysis.</text:span></text:p>
      <text:p text:style-name="P8"><text:span text:style-name="T19"/></text:p>
      <text:p text:style-name="P11"><text:span text:style-name="T19">- Once all trees are acquired they will be analyzed using PAUP* Software (cite) using the</text:span><text:span text:style-name="T11"> Hasegawa and Kishino (1989) </text:span><text:span text:style-name="T19">test in order to determine if there is a significant difference betwee</text:span><text:span text:style-name="T20">n the new constructed tree and the previous ones in order to confirm and differences seen between the trees.</text:span></text:p>
      <text:p text:style-name="P11"><text:span text:style-name="T20"/></text:p>
      <text:p text:style-name="P14"><text:soft-page-break/><text:span text:style-name="T1">3</text:span><text:span text:style-name="T23">rd</text:span><text:span text:style-name="T1"> </text:span></text:p>
      <text:p text:style-name="P14"><text:span text:style-name="T1">The final aim of the project is to obtain samples of each species analyzed in tree built from the three genes (LFY, NDLY, and 18s rRNA) in order to obtain more single copy genes to be used in the analysis of the new tree to be built. Due to the various genome duplication events that occurred within the conifer lineage (cite) there are a plethora of duplicated genes which would not be appropriate for this analysis, but there is the CTP PCR method (cite )which allows one to isolate single copy genes within a genome. After the extraction, a final tree will be constructed in order to see if these additional genes allow for a more resolute tree to be built from the data. </text:span><text:span text:style-name="T22">It is expected that this methodology will lead to a more refined tree with higher bootstrap values and new clades being present in the tree.,</text:span></text:p>
      <text:p text:style-name="P16"><text:span text:style-name="T1"/></text:p>
      <text:p text:style-name="P14"><text:span text:style-name="T1">- All plants </text:span><text:span text:style-name="T21">will have their DNA extracted using a CTAB protocol, due to the large polysaccharide concentration found in conifer leaves, and DNA will be quantified using a nanodorp. A cut off of 20 mg/uL will be used in order to have a respectable amount of DNA in each sample in order to reduce the dilution factor and increase the resolution of the sequences.</text:span></text:p>
      <text:p text:style-name="P14"><text:span text:style-name="T21"/></text:p>
      <text:p text:style-name="P14"><text:span text:style-name="T21">- Once extracted, the DNA will be multiplexed on a Illimunia-seq 4000 with individual barcodes on three lanes. After which, they will be reconstructed and ran through the Mega Software Package (cite).</text:span></text:p>
      <text:p text:style-name="P14"><text:span text:style-name="T21"/></text:p>
      <text:p text:style-name="P14"><text:span text:style-name="T21">- After sequencing, potential single gene copies will be found using the CTP PCR method (cite) of analysis to confirm, and the sequences of these genes will be used in the construction of the tree. </text:span></text:p>
      <text:p text:style-name="P14"><text:span text:style-name="T21"/></text:p>
      <text:p text:style-name="P15"><text:span text:style-name="T21">- The tree will use the GTR + Gamma Distribution model with </text:span><text:span text:style-name="T8">50 bootstrap replicates with the initial ML tree created by using </text:span><text:span text:style-name="T9">NJ/BioNJ. </text:span><text:span text:style-name="T12">Both alignment and construction will be done in </text:span><text:span text:style-name="T13">the</text:span><text:span text:style-name="T12"> Mega Software Package (cite).</text:span></text:p>
      <text:p text:style-name="P8"><text:span text:style-name="T15"/></text:p>
      <text:p text:style-name="P12"><text:span text:style-name="T15">- </text:span><text:span text:style-name="T21">The tree will then be rooted again to the Cycads, and will be compared to the previous trees using the </text:span><text:span text:style-name="T19">the</text:span><text:span text:style-name="T11"> Hasegawa and Kishino (1989) </text:span><text:span text:style-name="T19">test in order to determine if there is a significant difference betwee</text:span><text:span text:style-name="T20">n the new constructed tree and the previous</text:span><text:span text:style-name="T21">ly constructed</text:span><text:span text:style-name="T20"> </text:span><text:span text:style-name="T21">trees</text:span><text:span text:style-name="T20"> in order to confirm </text:span><text:span text:style-name="T21">if this tree is in fact different from the previously constructed trees.</text:span></text:p>
      <text:p text:style-name="P12"><text:span text:style-name="T21"/></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13">Supplemental Information</text:p>
      <text:p text:style-name="P13"><text:soft-page-break/></text:p>
      <text:p text:style-name="P6"><text:span text:style-name="T26">Analysis </text:span></text:p>
      <text:p text:style-name="P17"><text:span text:style-name="T28"><text:s text:c="2"/>Analysis ------------------------ Phylogeny Reconstruction</text:span></text:p>
      <text:p text:style-name="P17"><text:span text:style-name="T28"><text:s text:c="2"/>Statistical Method -------------- Maximum Likelihood</text:span></text:p>
      <text:p text:style-name="P17"><text:span text:style-name="T25">Phylogeny Test</text:span></text:p>
      <text:p text:style-name="P17"><text:span text:style-name="T28"><text:s text:c="2"/>Test of Phylogeny --------------- Bootstrap method</text:span></text:p>
      <text:p text:style-name="P17"><text:span text:style-name="T28"><text:s text:c="2"/>No. of Bootstrap Replications --- 150</text:span></text:p>
      <text:p text:style-name="P17"><text:span text:style-name="T25">Substitution Model</text:span></text:p>
      <text:p text:style-name="P17"><text:span text:style-name="T28"><text:s text:c="2"/>Substitutions Type -------------- Nucleotide</text:span></text:p>
      <text:p text:style-name="P17"><text:span text:style-name="T28"><text:s text:c="2"/>Model/Method -------------------- General Time Reversible model</text:span></text:p>
      <text:p text:style-name="P17"><text:span text:style-name="T25">Rates and Patterns</text:span></text:p>
      <text:p text:style-name="P17"><text:span text:style-name="T28"><text:s text:c="2"/>Rates among Sites --------------- Gamma Distributed (G)</text:span></text:p>
      <text:p text:style-name="P17"><text:span text:style-name="T28"><text:s text:c="2"/>No of Discrete Gamma Categories - </text:span><text:span text:style-name="T29">4</text:span></text:p>
      <text:p text:style-name="P17"><text:span text:style-name="T25">Data Subset to Use</text:span></text:p>
      <text:p text:style-name="P17"><text:span text:style-name="T28"><text:s text:c="2"/>Gaps/Missing Data Treatment ----- Complete deletion</text:span></text:p>
      <text:p text:style-name="P17"><text:span text:style-name="T25">Tree Inference Options</text:span></text:p>
      <text:p text:style-name="P17"><text:span text:style-name="T28"><text:s text:c="2"/>ML Heuristic Method ------------- Subtree-Pruning-Regrafting - Fast (SPR level 3)</text:span></text:p>
      <text:p text:style-name="P17"><text:span text:style-name="T28"><text:s text:c="2"/>Initial Tree for ML ------------- Make initial tree automatically (Default - NJ/BioNJ)</text:span></text:p>
      <text:p text:style-name="P17"><text:span text:style-name="T28"><text:s text:c="2"/>Branch Swap Filter -------------- None</text:span></text:p>
      <text:p text:style-name="P17"><text:span text:style-name="T25">System Resource Usage</text:span></text:p>
      <text:p text:style-name="P17"><text:span text:style-name="T28"><text:s text:c="2"/>Number of Threads --------------- 7</text:span></text:p>
      <text:p text:style-name="P17"><text:span text:style-name="T28">Codons Included ------------------- 1st+2nd+3rd+Non-Coding</text:span></text:p>
      <text:p text:style-name="P13"><text:span text:style-name="T4">T</text:span><text:span text:style-name="T1">able 1. Details on the construction of the first tree using the Mega Software Pack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5T12:59:44.041000000</meta:creation-date>
    <meta:generator>LibreOffice/6.0.3.2$Windows_X86_64 LibreOffice_project/8f48d515416608e3a835360314dac7e47fd0b821</meta:generator>
    <dc:date>2018-06-16T00:16:33.983000000</dc:date>
    <meta:editing-duration>PT6H46M4S</meta:editing-duration>
    <meta:editing-cycles>16</meta:editing-cycles>
    <meta:document-statistic meta:table-count="0" meta:image-count="0" meta:object-count="0" meta:page-count="3" meta:paragraph-count="43" meta:word-count="1112" meta:character-count="6680" meta:non-whitespace-character-count="5570"/>
  </office:meta>
</office:document-meta>
</file>